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5DC00000465191266379A986CA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6d9f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solid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3.3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textarea-vertical-align="middle" draw:auto-grow-height="false" fo:min-height="14.193cm" fo:min-width="0cm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2.6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3.4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9.38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fill="none" draw:textarea-vertical-align="middle" draw:auto-grow-height="false" fo:min-height="15.884cm" fo:min-width="0cm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1.161cm" fo:min-width="10.897cm"/>
    </style:style>
    <style:style style:name="gr19" style:family="graphic" style:parent-style-name="standard">
      <style:graphic-properties draw:fill="solid" draw:fill-color="#fde9a9" draw:textarea-horizontal-align="justify" draw:textarea-vertical-align="middle" draw:auto-grow-height="false" fo:min-height="1.161cm" fo:min-width="10.897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161cm" fo:min-width="10.897cm"/>
    </style:style>
    <style:style style:name="gr21" style:family="graphic" style:parent-style-name="standard">
      <style:graphic-properties draw:fill="solid" draw:fill-color="#ccf4c6" draw:textarea-horizontal-align="justify" draw:textarea-vertical-align="middle" draw:auto-grow-height="false" fo:min-height="1.161cm" fo:min-width="10.897cm"/>
    </style:style>
    <style:style style:name="gr22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1.116cm" fo:min-width="4.64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svg:stroke-color="#3465a4" draw:marker-end="Arrow" draw:textarea-vertical-align="middle"/>
    </style:style>
    <style:style style:name="gr24" style:family="graphic" style:parent-style-name="standard">
      <style:graphic-properties svg:stroke-color="#3465a4" draw:marker-end="Arrow" draw:marker-end-width="0.4cm" draw:textarea-vertical-align="middle"/>
    </style:style>
    <style:style style:name="gr2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.262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standard">
      <style:graphic-properties draw:stroke="none" draw:fill="none" fo:min-height="0.946cm"/>
    </style:style>
    <style:style style:name="gr2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26cm" svg:stroke-color="#4a7ebb" draw:marker-end="Arrow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455cm" fo:min-width="0.206cm"/>
    </style:style>
    <style:style style:name="gr33" style:family="graphic" style:parent-style-name="standard">
      <style:graphic-properties draw:stroke="solid" svg:stroke-width="0.026cm" svg:stroke-color="#4a7ebb" draw:fill="solid" draw:fill-color="#c6d9f1" draw:textarea-vertical-align="middle" draw:auto-grow-height="false" draw:fit-to-size="false" style:shrink-to-fit="false" fo:min-height="11.878cm" fo:min-width="13.28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.988cm" fo:min-width="4.63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75cm" fo:min-width="2.6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6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1.144cm" fo:min-width="3.4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svg:stroke-width="0.1cm" svg:stroke-color="#3465a4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4cm"/>
    </style:style>
    <style:style style:name="gr4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016cm" fo:min-width="4.8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width="0.1cm" svg:stroke-color="#3465a4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942cm" style:use-optimal-column-width="false"/>
    </style:style>
    <style:style style:name="co2" style:family="table-column">
      <style:table-column-properties style:column-width="5.81cm" style:use-optimal-column-width="false"/>
    </style:style>
    <style:style style:name="co3" style:family="table-column">
      <style:table-column-properties style:column-width="2.74cm" style:use-optimal-column-width="false"/>
    </style:style>
    <style:style style:name="co4" style:family="table-column">
      <style:table-column-properties style:column-width="2.997cm" style:use-optimal-column-width="false"/>
    </style:style>
    <style:style style:name="co5" style:family="table-column">
      <style:table-column-properties style:column-width="0.731cm" style:use-optimal-column-width="false"/>
    </style:style>
    <style:style style:name="co6" style:family="table-column">
      <style:table-column-properties style:column-width="2.252cm" style:use-optimal-column-width="false"/>
    </style:style>
    <style:style style:name="co7" style:family="table-column">
      <style:table-column-properties style:column-width="2.50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271cm"/>
    </style:style>
    <style:style style:name="ro3" style:family="table-row">
      <style:table-row-properties style:row-height="0.936cm"/>
    </style:style>
    <style:style style:name="ro4" style:family="table-row">
      <style:table-row-properties style:row-height="0.966cm"/>
    </style:style>
    <style:style style:name="ro5" style:family="table-row">
      <style:table-row-properties style:row-height="1.19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3" style:family="paragraph"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solid" draw:fill-color="#fde9a9"/>
      <style:paragraph-properties fo:text-align="center"/>
      <style:text-properties fo:font-size="18pt"/>
    </style:style>
    <style:style style:name="P42" style:family="paragraph">
      <loext:graphic-properties draw:fill="solid" draw:fill-color="#ffffff"/>
      <style:paragraph-properties fo:text-align="center"/>
      <style:text-properties fo:font-size="18pt"/>
    </style:style>
    <style:style style:name="P43" style:family="paragraph">
      <loext:graphic-properties draw:fill="solid" draw:fill-color="#ccf4c6"/>
      <style:paragraph-properties fo:text-align="center"/>
      <style:text-properties fo:font-size="18pt"/>
    </style:style>
    <style:style style:name="P44" style:family="paragraph">
      <style:text-properties fo:font-size="18pt" fo:font-weight="bold" style:font-weight-asian="bold" style:font-weight-complex="bold"/>
    </style:style>
    <style:style style:name="P4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style:text-underline-style="none" fo:hyphenate="false"/>
    </style:style>
    <style:style style:name="P47" style:family="paragraph">
      <loext:graphic-properties draw:fill="none"/>
      <style:paragraph-properties fo:text-align="start" style:font-independent-line-spacing="true"/>
      <style:text-properties fo:font-size="36pt" style:text-underline-style="none"/>
    </style:style>
    <style:style style:name="P4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style:text-properties fo:font-size="24pt" style:font-size-asian="24pt" style:font-size-complex="24pt"/>
    </style:style>
    <style:style style:name="P51" style:family="paragraph">
      <loext:graphic-properties draw:fill="none"/>
      <style:text-properties fo:font-size="24pt" style:font-size-asian="24pt" style:font-size-complex="24pt"/>
    </style:style>
    <style:style style:name="P52" style:family="paragraph">
      <loext:graphic-properties draw:fill="none"/>
    </style:style>
    <style:style style:name="P5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54" style:family="paragraph">
      <style:paragraph-properties fo:margin-left="0cm" fo:margin-right="0cm" fo:text-indent="0cm"/>
    </style:style>
    <style:style style:name="P5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etter-spacing="normal" fo:font-style="normal" fo:text-shadow="none" style:text-underline-style="solid" style:text-underline-width="auto" style:text-underline-color="font-color" fo:font-weight="normal" style:letter-kerning="true" style:font-name-asian="WenQuanYi Zen Hei Sharp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etter-spacing="normal" fo:font-style="normal" fo:text-shadow="none" style:text-underline-style="none" fo:font-weight="normal" style:letter-kerning="true" style:font-name-asian="WenQuanYi Zen Hei Sharp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WenQuanYi Zen Hei Sharp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Zen Hei Sharp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WenQuanYi Zen Hei Sharp" style:font-size-asian="36pt" style:language-asian="en" style:country-asian="US" style:font-style-asian="normal" style:font-weight-asian="bold" style:font-name-complex="Lohit Devanagari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text-position="-33% 58%" fo:font-size="16pt" style:font-size-asian="16pt" style:font-size-complex="16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</text:span><text:span text:style-name="T1">e 24: </text:span><text:span text:style-name="T1">Cach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</text:span><text:span text:style-name="T3">ter </text:span><text:span text:style-name="T3">Electro</text:span><text:span text:style-name="T3">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</text:span><text:span text:style-name="T4">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otivation</text:span></text:p>
              </text:list-item>
              <text:list-item>
                <text:p text:style-name="P12"><text:span text:style-name="T5">The cache concept</text:span></text:p>
              </text:list-item>
              <text:list-item>
                <text:p text:style-name="P12"><text:span text:style-name="T5">Memory address structure for using cache</text:span></text:p>
              </text:list-item>
              <text:list-item>
                <text:p text:style-name="P12"><text:span text:style-name="T5">Directly mapped cache</text:span></text:p>
              </text:list-item>
              <text:list-item>
                <text:p text:style-name="P12"><text:span text:style-name="T5">Fully associative cache</text:span></text:p>
              </text:list-item>
              <text:list-item>
                <text:p text:style-name="P12"><text:span text:style-name="T5">K-way associative cache</text:span></text:p>
              </text:list-item>
              <text:list-item>
                <text:p text:style-name="P12"><text:span text:style-name="T5">Replacement policy</text:span></text:p>
              </text:list-item>
              <text:list-item>
                <text:p text:style-name="P12"><text:span text:style-name="T5">Write policie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1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15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16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oti</text:span><text:span text:style-name="T4">vatio</text:span><text:span text:style-name="T4">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ccessing main memory (</text:span><text:span text:style-name="T6">off-chip</text:span><text:span text:style-name="T5"> DRAM) is slow </text:span><text:span text:style-name="T5">due to latency of memory controller and memory </text:span><text:span text:style-name="T5">itself </text:span></text:p>
              </text:list-item>
              <text:list-item>
                <text:p text:style-name="P12"><text:span text:style-name="T5">The cache is a smaller SRAM </text:span><text:span text:style-name="T6">on-chip </text:span><text:span text:style-name="T5">memory </text:span><text:span text:style-name="T5">that can be accessed in 1 clock cycle preferably</text:span></text:p>
              </text:list-item>
              <text:list-item>
                <text:p text:style-name="P12"><text:span text:style-name="T5">Typical cache sizes are in the order of tens of kB</text:span></text:p>
              </text:list-item>
              <text:list-item>
                <text:p text:style-name="P12"><text:span text:style-name="T5">Instructions or data word (32 or 64 bits) accessed </text:span><text:span text:style-name="T5">using a <text:s/>parallel bus</text:span></text:p>
              </text:list-item>
              <text:list-item>
                <text:p text:style-name="P12"><text:span text:style-name="T5">Look at iob-cache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che concept" draw:style-name="dp1" draw:master-page-name="Title_20__2b__20_Content" presentation:presentation-page-layout-name="AL2T11">
        <office:forms form:automatic-focus="false" form:apply-design-mode="false"/>
        <draw:custom-shape draw:name="Rectangle 8" draw:style-name="gr2" draw:text-style-name="P18" xml:id="id1" draw:id="id1" draw:layer="layout" svg:width="9.464cm" svg:height="4.757cm" svg:x="0.529cm" svg:y="3.6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14.224cm" svg:height="2.411cm" svg:x="9.652cm" svg:y="0.508cm" presentation:class="title" presentation:user-transformed="true">
          <draw:text-box>
            <text:p text:style-name="P10"><text:span text:style-name="T4">The </text:span><text:span text:style-name="T4">Cach</text:span><text:span text:style-name="T4">e </text:span><text:span text:style-name="T4">Con</text:span><text:span text:style-name="T4">cep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20" draw:layer="layout" svg:width="3.648cm" svg:height="2.754cm" svg:x="1.182cm" svg:y="4.186cm">
          <text:p text:style-name="P19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20" draw:layer="layout" svg:width="3.648cm" svg:height="2.754cm" svg:x="4.861cm" svg:y="4.186cm">
          <text:p text:style-name="P19"><text:span text:style-name="T7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0" xml:id="id2" draw:id="id2" draw:layer="layout" svg:width="6.083cm" svg:height="4.089cm" svg:x="12.094cm" svg:y="3.988cm">
          <text:p text:style-name="P19"><text:span text:style-name="T7">Memory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22" draw:layer="layout" svg:width="3.386cm" svg:height="0.758cm" svg:x="13.503cm" svg:y="8.017cm">
          <text:p text:style-name="P21"><text:span text:style-name="T8">Large and s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2" draw:layer="layout" svg:width="3.195cm" svg:height="0.758cm" svg:x="5.497cm" svg:y="7.032cm">
          <text:p text:style-name="P21"><text:span text:style-name="T8">Small and 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22" draw:layer="layout" svg:width="4.207cm" svg:height="0.758cm" svg:x="20.449cm" svg:y="7.643cm">
          <text:p text:style-name="P21"><text:span text:style-name="T8">Very large and s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24" draw:layer="layout" svg:width="11.103cm" svg:height="5.839cm" svg:x="0.707cm" svg:y="10.279cm">
          <text:p text:style-name="P23"><text:span text:style-name="T9">Principle of Locality</text:span></text:p>
          <text:list text:style-name="L5">
            <text:list-item>
              <text:p text:style-name="P23"><text:span text:style-name="T10">In space: data in near addresses are more likely to be accessed</text:span></text:p>
            </text:list-item>
            <text:list-item>
              <text:p text:style-name="P23"><text:span text:style-name="T10">In time: data recently accessed is more likely to be accessed again</text:span></text:p>
            </text:list-item>
          </text:list>
          <text:p text:style-name="P23"><text:span text:style-name="T10"/></text:p>
          <text:p text:style-name="P2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22" draw:layer="layout" svg:width="10.553cm" svg:height="1.265cm" svg:x="0.564cm" svg:y="8.589cm">
          <text:p text:style-name="P21"><text:span text:style-name="T8">Cache may have multiple levels successively slower but larger: L1, L2, L3… 2 or 3 levels com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Magnetic Disk 24" draw:style-name="gr3" draw:text-style-name="P20" xml:id="id3" draw:id="id3" draw:layer="layout" svg:width="4.936cm" svg:height="3.563cm" svg:x="19.814cm" svg:y="4.24cm">
          <text:p text:style-name="P19"><text:span text:style-name="T7">Disk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TextBox 2" draw:style-name="gr4" draw:text-style-name="P24" draw:layer="layout" svg:width="11.747cm" svg:height="4.823cm" svg:x="13.534cm" svg:y="10.123cm">
          <text:p text:style-name="P23"><text:span text:style-name="T11">Definitions</text:span></text:p>
          <text:p text:style-name="P23"><text:span text:style-name="T12">p</text:span><text:span text:style-name="T10">: cache hit rate</text:span></text:p>
          <text:p text:style-name="P23"><text:span text:style-name="T12">1-p</text:span><text:span text:style-name="T10">: cache miss rate</text:span></text:p>
          <text:p text:style-name="P23"><text:span text:style-name="T12">Tc</text:span><text:span text:style-name="T10">: cache access time</text:span></text:p>
          <text:p text:style-name="P23"><text:span text:style-name="T12">Tm</text:span><text:span text:style-name="T10">: memory access time (miss penalty)</text:span></text:p>
          <text:p text:style-name="P23"><text:span text:style-name="T12">Ta</text:span><text:span text:style-name="T10">: average access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25" draw:layer="layout" svg:width="5.515cm" svg:height="1.013cm" svg:x="15.23cm" svg:y="15.449cm">
          <text:p text:style-name="P23"><text:span text:style-name="T10">Ta = pTc+(1-p)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26" draw:layer="layout" svg:x1="9.993cm" svg:y1="6.034cm" svg:x2="12.094cm" svg:y2="6.032cm" draw:start-shape="id1" draw:start-glue-point="1" draw:end-shape="id2" draw:end-glue-point="3" svg:d="M9993 6034h1050v-2h1051" svg:viewBox="0 0 2102 3">
          <text:p/>
        </draw:connector>
        <draw:connector draw:style-name="gr7" draw:text-style-name="P26" draw:layer="layout" svg:x1="18.177cm" svg:y1="6.032cm" svg:x2="19.814cm" svg:y2="6.021cm" draw:start-shape="id2" draw:start-glue-point="1" draw:end-shape="id3" draw:end-glue-point="3" svg:d="M18177 6032h818v-11h819" svg:viewBox="0 0 1638 12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organ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466cm" svg:height="2.411cm" svg:x="2.568cm" svg:y="4.474cm" presentation:class="title" presentation:user-transformed="true">
          <draw:text-box>
            <text:p text:style-name="P10"><text:span text:style-name="T4">Mem</text:span><text:span text:style-name="T4">ory </text:span><text:span text:style-name="T4">addr</text:span><text:span text:style-name="T4">ess </text:span><text:span text:style-name="T4">struc</text:span><text:span text:style-name="T4">ture </text:span><text:span text:style-name="T4">for </text:span><text:span text:style-name="T4">usin</text:span><text:span text:style-name="T4">g </text:span><text:span text:style-name="T4">cach</text:span><text:span text:style-name="T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9" draw:style-name="gr5" draw:text-style-name="P27" draw:layer="layout" svg:width="8.89cm" svg:height="2.283cm" svg:x="18.91cm" svg:y="14.358cm">
          <text:p text:style-name="P23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20" draw:layer="layout" svg:width="3.147cm" svg:height="0.822cm" svg:x="9.677cm" svg:y="13.793cm">
          <text:p text:style-name="P19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20" draw:layer="layout" svg:width="3.992cm" svg:height="0.822cm" svg:x="12.83cm" svg:y="13.793cm">
          <text:p text:style-name="P19"><text:span text:style-name="T7">Set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28" draw:layer="layout" svg:width="3.865cm" svg:height="0.822cm" svg:x="16.817cm" svg:y="13.784cm">
          <text:p text:style-name="P19"><text:span text:style-name="T7">Word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30" draw:layer="layout" svg:width="15.273cm" svg:height="1.013cm" svg:x="9.919cm" svg:y="12.356cm">
          <text:p text:style-name="P29"><text:span text:style-name="T13">Structure of a main memory address (char *add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32" draw:layer="layout" svg:width="10.301cm" svg:height="8.449cm" svg:x="0.221cm" svg:y="8.074cm">
          <text:p text:style-name="P31"><text:span text:style-name="T14">Main memory is divided into </text:span><text:span text:style-name="T14">N address sets</text:span></text:p>
          <text:p text:style-name="P31"><text:span text:style-name="T15"/></text:p>
          <text:p text:style-name="P31"><text:span text:style-name="T16">Each set element stores Y ways of L data lines </text:span></text:p>
          <text:p text:style-name="P31"><text:span text:style-name="T16"/></text:p>
          <text:p text:style-name="P31"><text:span text:style-name="T16">Each data line has W words</text:span></text:p>
          <text:p text:style-name="P31"><text:span text:style-name="T16"/></text:p>
          <text:p text:style-name="P31"><text:span text:style-name="T16">Each word has B bytes</text:span></text:p>
          <text:p text:style-name="P31"><text:span text:style-name="T16"/></text:p>
          <text:p text:style-name="P31"><text:span text:style-name="T16">Byte offset : select byte in word</text:span></text:p>
          <text:p text:style-name="P3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4" draw:layer="layout" svg:width="2.648cm" svg:height="0.725cm" svg:x="21.068cm" svg:y="14.696cm">
          <draw:text-box>
            <text:p text:style-name="P33"><text:span text:style-name="T18">log2(B) bits</text:span></text:p>
          </draw:text-box>
        </draw:frame>
        <draw:frame draw:style-name="gr10" draw:text-style-name="P34" draw:layer="layout" svg:width="2.669cm" svg:height="0.725cm" svg:x="13.61cm" svg:y="14.649cm">
          <draw:text-box>
            <text:p text:style-name="P33"><text:span text:style-name="T18">log2(N) bits</text:span></text:p>
          </draw:text-box>
        </draw:frame>
        <draw:frame draw:style-name="gr10" draw:text-style-name="P34" draw:layer="layout" svg:width="7.572cm" svg:height="0.725cm" svg:x="7.922cm" svg:y="16.684cm">
          <draw:text-box>
            <text:p text:style-name="P33"><text:span text:style-name="T18">Tag bits = </text:span><text:span text:style-name="T18">ADDR_W-</text:span><text:span text:style-name="T18">log2(N*W*B) </text:span><text:span text:style-name="T18">bits</text:span></text:p>
          </draw:text-box>
        </draw:frame>
        <draw:custom-shape draw:style-name="gr11" draw:text-style-name="P35" draw:layer="layout" svg:width="0.661cm" svg:height="15.237cm" draw:transform="rotate (1.5707963267949) translate (9.614cm 15.6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6" draw:layer="layout" svg:width="3.249cm" svg:height="0.962cm" svg:x="15.811cm" svg:y="15.679cm">
          <draw:text-box>
            <text:p>ADDR_W</text:p>
          </draw:text-box>
        </draw:frame>
        <draw:custom-shape draw:name="Rectangle 16" draw:style-name="gr8" draw:text-style-name="P28" draw:layer="layout" svg:width="3.865cm" svg:height="0.822cm" svg:x="20.695cm" svg:y="13.772cm">
          <text:p text:style-name="P19"><text:span text:style-name="T7">Byt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4" draw:layer="layout" svg:width="2.763cm" svg:height="0.725cm" svg:x="17.369cm" svg:y="14.697cm">
          <draw:text-box>
            <text:p text:style-name="P33"><text:span text:style-name="T18">log2(W) b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6.764cm" svg:height="2.411cm" svg:x="8.262cm" svg:y="0.637cm" presentation:class="title" presentation:user-transformed="true">
          <draw:text-box>
            <text:p text:style-name="P10"><text:span text:style-name="T4">Mem</text:span><text:span text:style-name="T4">ory </text:span><text:span text:style-name="T4">addr</text:span><text:span text:style-name="T4">ess </text:span><text:span text:style-name="T4">exa</text:span><text:span text:style-name="T4">mple</text:span></text:p>
          </draw:text-box>
        </draw:frame>
        <draw:frame draw:name="Date Placeholder 3" presentation:style-name="pr7" draw:text-style-name="P1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15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16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9" draw:style-name="gr12" draw:text-style-name="P32" draw:layer="layout" svg:width="24.672cm" svg:height="8.633cm" svg:x="0.508cm" svg:y="4.318cm">
          <text:p text:style-name="P31"><text:span text:style-name="T19">1GB memory: <text:s/>32 </text:span><text:span text:style-name="T19">sets, 4 ways, 4B</text:span><text:span text:style-name="T13"> </text:span><text:span text:style-name="T13">words, 8 data </text:span><text:span text:style-name="T13">words/line</text:span></text:p>
          <text:p text:style-name="P31"><text:span text:style-name="T20"/></text:p>
          <text:p text:style-name="P31"><text:span text:style-name="T17">1GB → 30 address </text:span><text:span text:style-name="T17">bits <text:s/>( log2(2³⁰) )</text:span></text:p>
          <text:p text:style-name="P31"><text:span text:style-name="T17"/></text:p>
          <text:p text:style-name="P31"><text:span text:style-name="T17">32 sets → 5 set ID bits </text:span><text:span text:style-name="T17">( log2(32) )</text:span></text:p>
          <text:p text:style-name="P31"><text:span text:style-name="T17"/></text:p>
          <text:p text:style-name="P31"><text:span text:style-name="T17">Cache size = 32 sets * </text:span><text:span text:style-name="T17">4 ways * 8 words/line * </text:span><text:span text:style-name="T17">4 bytes/word = </text:span><text:span text:style-name="T17">exp2(5+2+3+2) = 4kB</text:span></text:p>
          <text:p text:style-name="P31"><text:span text:style-name="T17"/></text:p>
          <text:p text:style-name="P31"><text:span text:style-name="T17"/></text:p>
          <text:p text:style-name="P31"><text:span text:style-name="T17"/></text:p>
          <text:p text:style-name="P3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28" draw:layer="layout" svg:width="3.147cm" svg:height="0.822cm" svg:x="5.277cm" svg:y="12.193cm">
          <text:p text:style-name="P37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4" draw:text-style-name="P28" draw:layer="layout" svg:width="3.992cm" svg:height="0.822cm" svg:x="8.43cm" svg:y="12.193cm">
          <text:p text:style-name="P37"><text:span text:style-name="T7">Set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5" draw:text-style-name="P28" draw:layer="layout" svg:width="9.882cm" svg:height="0.822cm" svg:x="12.417cm" svg:y="12.184cm">
          <text:p text:style-name="P37"><text:span text:style-name="T7">Word Offset + Byt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4" draw:layer="layout" svg:width="1.518cm" svg:height="0.725cm" svg:x="9.61cm" svg:y="13.149cm">
          <draw:text-box>
            <text:p text:style-name="P33"><text:span text:style-name="T18">5 bits</text:span></text:p>
          </draw:text-box>
        </draw:frame>
        <draw:frame draw:style-name="gr10" draw:text-style-name="P34" draw:layer="layout" svg:width="3.347cm" svg:height="0.725cm" svg:x="5.244cm" svg:y="13.166cm">
          <draw:text-box>
            <text:p text:style-name="P33"><text:span text:style-name="T18">30-5-5= 20 bits</text:span></text:p>
          </draw:text-box>
        </draw:frame>
        <draw:custom-shape draw:style-name="gr16" draw:text-style-name="P35" draw:layer="layout" svg:width="0.661cm" svg:height="17.02cm" draw:transform="rotate (1.5707963267949) translate (5.382cm 14.8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9" draw:layer="layout" svg:width="4.68cm" svg:height="0.962cm" svg:x="11.996cm" svg:y="15.019cm">
          <draw:text-box>
            <text:p text:style-name="P38">ADDR_W = 30</text:p>
          </draw:text-box>
        </draw:frame>
        <draw:frame draw:style-name="gr10" draw:text-style-name="P34" draw:layer="layout" svg:width="2.001cm" svg:height="0.725cm" svg:x="14.41cm" svg:y="13.15cm">
          <draw:text-box>
            <text:p text:style-name="P33"><text:span text:style-name="T18">3+2 bi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ber of bit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um</text:span><text:span text:style-name="T4">ber </text:span><text:span text:style-name="T4">of </text:span><text:span text:style-name="T4">bits </text:span><text:span text:style-name="T4">in </text:span><text:span text:style-name="T4">the </text:span><text:span text:style-name="T4">addr</text:span><text:span text:style-name="T4">ess</text:span></text:p>
          </draw:text-box>
        </draw:frame>
        <draw:frame draw:name="Content Placeholder 2" presentation:style-name="pr9" draw:text-style-name="P13" draw:layer="layout" svg:width="23.622cm" svg:height="10.237cm" svg:x="0.762cm" svg:y="6.779cm" presentation:class="outline" presentation:user-transformed="true">
          <draw:text-box>
            <text:list text:style-name="L3">
              <text:list-item>
                <text:p xml:id="id50" text:id="id50" text:style-name="P12"><text:span text:style-name="T5">#byte offset bits = log2(#bytes per word)</text:span></text:p>
              </text:list-item>
              <text:list-item>
                <text:p xml:id="id51" text:id="id51" text:style-name="P12"><text:span text:style-name="T5">#word offset bits = log2(#words per line)</text:span></text:p>
              </text:list-item>
              <text:list-item>
                <text:p text:style-name="P12"><text:span text:style-name="T5">#set index bits = log2(#sets)</text:span></text:p>
              </text:list-item>
              <text:list-item>
                <text:p text:style-name="P12"><text:span text:style-name="T5">#tag bits = #address bits – #byte offset bits </text:span><text:span text:style-name="T5">- #word offset bits - #set index bits</text:span></text:p>
              </text:list-item>
            </text:list>
          </draw:text-box>
        </draw:frame>
        <draw:frame draw:name="Date Placeholder 3" presentation:style-name="pr7" draw:text-style-name="P1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15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16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6.764cm" svg:height="2.411cm" svg:x="8.262cm" svg:y="0.637cm" presentation:class="title" presentation:user-transformed="true">
          <draw:text-box>
            <text:p text:style-name="P10"><text:span text:style-name="T4">Set </text:span><text:span text:style-name="T4">visu</text:span><text:span text:style-name="T4">aliza</text:span><text:span text:style-name="T4">tion</text:span></text:p>
          </draw:text-box>
        </draw:frame>
        <draw:frame draw:name="Date Placeholder 3" presentation:style-name="pr7" draw:text-style-name="P1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15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16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9" draw:style-name="gr17" draw:text-style-name="P32" draw:layer="layout" svg:width="9.988cm" svg:height="6.347cm" svg:x="0.508cm" svg:y="4.318cm">
          <text:p text:style-name="P31"><text:span text:style-name="T19">1GB memory, <text:s/>4 sets, 4 byte</text:span><text:span text:style-name="T13"> data </text:span><text:span text:style-name="T13">words</text:span></text:p>
          <text:p text:style-name="P31"><text:span text:style-name="T20"/></text:p>
          <text:p text:style-name="P31"><text:span text:style-name="T17">1GB → 30 address bits <text:s/>( log2(2³⁰) )</text:span></text:p>
          <text:p text:style-name="P31"><text:span text:style-name="T17"/></text:p>
          <text:p text:style-name="P31"><text:span text:style-name="T17">4 sets → 2 set ID bits ( log2(4) )</text:span></text:p>
          <text:p text:style-name="P3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40" draw:layer="layout" svg:width="11.397cm" svg:height="1.411cm" svg:x="13.011cm" svg:y="4.877cm">
          <text:p text:style-name="P40">addresses 0:3 (set 0, tag 0)</text:p>
          <draw:enhanced-geometry svg:viewBox="0 0 21600 21600" draw:type="rectangle" draw:enhanced-path="M 0 0 L 21600 0 21600 21600 0 21600 0 0 Z N"/>
        </draw:custom-shape>
        <draw:custom-shape draw:style-name="gr19" draw:text-style-name="P41" draw:layer="layout" svg:width="11.397cm" svg:height="1.411cm" svg:x="13.011cm" svg:y="6.277cm">
          <text:p text:style-name="P40"><text:span text:style-name="T21">addresses 7:4 </text:span>(set 1, tag 0)</text:p>
          <draw:enhanced-geometry svg:viewBox="0 0 21600 21600" draw:type="rectangle" draw:enhanced-path="M 0 0 L 21600 0 21600 21600 0 21600 0 0 Z N"/>
        </draw:custom-shape>
        <draw:custom-shape draw:style-name="gr20" draw:text-style-name="P42" draw:layer="layout" svg:width="11.397cm" svg:height="1.411cm" svg:x="13.011cm" svg:y="7.677cm">
          <text:p text:style-name="P40"><text:span text:style-name="T21">addresses 11:8 </text:span>(set 2, tag 0)</text:p>
          <draw:enhanced-geometry svg:viewBox="0 0 21600 21600" draw:type="rectangle" draw:enhanced-path="M 0 0 L 21600 0 21600 21600 0 21600 0 0 Z N"/>
        </draw:custom-shape>
        <draw:custom-shape draw:style-name="gr21" draw:text-style-name="P43" draw:layer="layout" svg:width="11.397cm" svg:height="1.411cm" svg:x="13.011cm" svg:y="9.077cm">
          <text:p text:style-name="P40"><text:span text:style-name="T21">addresses 15:12 </text:span>(set 3, tag 0)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1.397cm" svg:height="1.411cm" svg:x="13.011cm" svg:y="10.477cm">
          <text:p text:style-name="P40"><text:span text:style-name="T21">addresses 19:16 </text:span>(set 0, tag 1)</text:p>
          <draw:enhanced-geometry svg:viewBox="0 0 21600 21600" draw:type="rectangle" draw:enhanced-path="M 0 0 L 21600 0 21600 21600 0 21600 0 0 Z N"/>
        </draw:custom-shape>
        <draw:custom-shape draw:style-name="gr19" draw:text-style-name="P41" draw:layer="layout" svg:width="11.397cm" svg:height="1.411cm" svg:x="13.011cm" svg:y="11.877cm">
          <text:p text:style-name="P40"><text:span text:style-name="T21">addresses 23:20 </text:span>(set 1, tag 1)</text:p>
          <draw:enhanced-geometry svg:viewBox="0 0 21600 21600" draw:type="rectangle" draw:enhanced-path="M 0 0 L 21600 0 21600 21600 0 21600 0 0 Z N"/>
        </draw:custom-shape>
        <draw:custom-shape draw:style-name="gr20" draw:text-style-name="P42" draw:layer="layout" svg:width="11.397cm" svg:height="1.411cm" svg:x="13.011cm" svg:y="13.277cm">
          <text:p text:style-name="P40"><text:span text:style-name="T21">addresses 27:24 </text:span>(set 2, tag 1)</text:p>
          <draw:enhanced-geometry svg:viewBox="0 0 21600 21600" draw:type="rectangle" draw:enhanced-path="M 0 0 L 21600 0 21600 21600 0 21600 0 0 Z N"/>
        </draw:custom-shape>
        <draw:custom-shape draw:style-name="gr21" draw:text-style-name="P43" draw:layer="layout" svg:width="11.397cm" svg:height="1.411cm" svg:x="13.011cm" svg:y="14.677cm">
          <text:p text:style-name="P40"><text:span text:style-name="T21">addresses 31:28 </text:span>(set 3, tag 1)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1.397cm" svg:height="1.411cm" svg:x="13.011cm" svg:y="16.077cm">
          <text:p text:style-name="P40">Etc.</text:p>
          <draw:enhanced-geometry svg:viewBox="0 0 21600 21600" draw:type="rectangle" draw:enhanced-path="M 0 0 L 21600 0 21600 21600 0 21600 0 0 Z N"/>
        </draw:custom-shape>
        <draw:frame draw:style-name="gr10" draw:text-style-name="P45" draw:layer="layout" svg:width="10.302cm" svg:height="0.962cm" svg:x="13.466cm" svg:y="3.858cm">
          <draw:text-box>
            <text:p text:style-name="P44"><text:span text:style-name="T22">Main </text:span><text:span text:style-name="T22">memory</text:span><text:span text:style-name="T21"> </text:span><text:span text:style-name="T21">(e</text:span><text:span text:style-name="T23">ach color </text:span><text:span text:style-name="T23">is a se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rectly Mapped Cache&#10;(each set only has 1 line in cache)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47" draw:layer="layout" svg:width="14.582cm" svg:height="2.411cm" svg:x="10.091cm" svg:y="0.476cm" presentation:class="title" presentation:user-transformed="true">
          <draw:text-box>
            <text:p text:style-name="P46"><text:span text:style-name="T24">Dire</text:span><text:span text:style-name="T24">ctly </text:span><text:span text:style-name="T24">Map</text:span><text:span text:style-name="T24">ped </text:span><text:span text:style-name="T24">Cach</text:span><text:span text:style-name="T2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20" xml:id="id6" draw:id="id6" draw:layer="layout" svg:width="3.147cm" svg:height="0.822cm" svg:x="1.208cm" svg:y="7.672cm">
          <text:p text:style-name="P19"><text:span text:style-name="T7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0" xml:id="id11" draw:id="id11" draw:layer="layout" svg:width="3.72cm" svg:height="0.822cm" svg:x="4.356cm" svg:y="7.672cm">
          <text:p text:style-name="P19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20" xml:id="id8" draw:id="id8" draw:layer="layout" svg:width="3.553cm" svg:height="0.822cm" svg:x="8.077cm" svg:y="7.663cm">
          <text:p text:style-name="P19"><text:span text:style-name="T7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22" draw:text-style-name="P48" xml:id="id9" draw:id="id9" draw:layer="layout" svg:width="5.616cm" svg:height="1.425cm" draw:transform="rotate (-3.14159265358979) translate (24.384cm 13.97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20" xml:id="id5" draw:id="id5" draw:layer="layout" svg:width="2.515cm" svg:height="2.219cm" svg:x="6.755cm" svg:y="13.221cm">
          <text:p text:style-name="P19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24" xml:id="id7" draw:id="id7" draw:layer="layout" svg:width="3.602cm" svg:height="1.013cm" svg:x="6.222cm" svg:y="17.005cm">
          <text:p text:style-name="P23"><text:span text:style-name="T10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24" xml:id="id10" draw:id="id10" draw:layer="layout" svg:width="3.39cm" svg:height="1.013cm" svg:x="19.909cm" svg:y="16.721cm">
          <text:p text:style-name="P23"><text:span text:style-name="T1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24" draw:layer="layout" svg:width="5.223cm" svg:height="1.013cm" svg:x="2.651cm" svg:y="6.604cm">
          <text:p text:style-name="P23"><text:span text:style-name="T10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" draw:text-style-name="P24" draw:layer="layout" svg:width="4.554cm" svg:height="1.013cm" svg:x="10.947cm" svg:y="9.446cm">
          <text:p text:style-name="P23"><text:span text:style-name="T10">Addresse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12" draw:id="id12" draw:layer="layout" svg:width="8.751cm" svg:height="5.847cm" svg:x="15.766cm" svg:y="6.67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5">Tag</text:span></text:p>
              </table:table-cell>
              <table:table-cell>
                <text:p text:style-name="P23"><text:span text:style-name="T25">Line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>
              <table:table-cell table:style-name="ce3"/>
              <table:table-cell table:style-name="ce4">
                <text:p><text:span text:style-name="T26">W</text:span><text:span text:style-name="T27">L-1</text:span><text:span text:style-name="T26">, W</text:span><text:span text:style-name="T27">L-2</text:span><text:span text:style-name="T26">, …, W</text:span><text:span text:style-name="T27">1</text:span><text:span text:style-name="T26">, W</text:span><text:span text:style-name="T27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2" draw:style-name="gr4" draw:text-style-name="P49" draw:layer="layout" svg:width="1.981cm" svg:height="1.013cm" svg:x="13.716cm" svg:y="7.874cm">
          <text:p text:style-name="P23"><text:span text:style-name="T10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" draw:text-style-name="P49" draw:layer="layout" svg:width="1.981cm" svg:height="1.013cm" svg:x="13.716cm" svg:y="11.474cm">
          <text:p text:style-name="P23"><text:span text:style-name="T10">Set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3" draw:text-style-name="P26" draw:layer="layout" svg:x1="17.145cm" svg:y1="12.446cm" svg:x2="9.27cm" svg:y2="14.33cm" draw:start-shape="id4" draw:start-glue-point="2" draw:end-shape="id5" svg:d="M17145 12446v1884h-7875" svg:viewBox="0 0 7876 1885">
          <text:p/>
        </draw:connector>
        <draw:connector draw:style-name="gr23" draw:text-style-name="P26" draw:layer="layout" svg:x1="2.781cm" svg:y1="8.494cm" svg:x2="6.755cm" svg:y2="14.33cm" draw:start-shape="id6" draw:start-glue-point="2" draw:end-shape="id5" draw:end-glue-point="3" svg:d="M2781 8494v5836h3974" svg:viewBox="0 0 3975 5837">
          <text:p/>
        </draw:connector>
        <draw:connector draw:style-name="gr24" draw:text-style-name="P26" draw:layer="layout" svg:x1="8.012cm" svg:y1="15.44cm" svg:x2="8.023cm" svg:y2="17.005cm" draw:start-shape="id5" draw:start-glue-point="2" draw:end-shape="id7" draw:end-glue-point="0" svg:d="M8012 15440v821h11v744" svg:viewBox="0 0 12 1566">
          <text:p/>
        </draw:connector>
        <draw:connector draw:style-name="gr23" draw:text-style-name="P26" draw:layer="layout" svg:x1="9.853cm" svg:y1="8.485cm" svg:x2="18.768cm" svg:y2="13.258cm" draw:start-shape="id8" draw:start-glue-point="2" draw:end-shape="id9" draw:end-glue-point="1" svg:d="M9853 8485v4773h8915" svg:viewBox="0 0 8916 4774">
          <text:p/>
        </draw:connector>
        <draw:connector draw:style-name="gr24" draw:text-style-name="P26" draw:layer="layout" svg:x1="21.576cm" svg:y1="13.97cm" svg:x2="21.604cm" svg:y2="16.721cm" draw:start-shape="id9" draw:start-glue-point="0" draw:end-shape="id10" draw:end-glue-point="0" svg:d="M21576 13970v1414h28v1337" svg:viewBox="0 0 29 2752">
          <text:p/>
        </draw:connector>
        <draw:custom-shape draw:style-name="gr25" draw:text-style-name="P35" xml:id="id4" draw:id="id4" draw:layer="layout" svg:width="0.762cm" svg:height="0.762cm" svg:x="16.764cm" svg:y="11.684cm">
          <text:p/>
          <draw:enhanced-geometry svg:viewBox="0 0 21600 21600" draw:type="rectangle" draw:enhanced-path="M 0 0 L 21600 0 21600 21600 0 21600 0 0 Z N"/>
        </draw:custom-shape>
        <draw:connector draw:style-name="gr23" draw:text-style-name="P26" draw:layer="layout" svg:x1="6.216cm" svg:y1="8.494cm" svg:x2="15.766cm" svg:y2="9.602cm" draw:start-shape="id11" draw:start-glue-point="2" draw:end-shape="id12" draw:end-glue-point="3" svg:d="M6216 8494v1108h9550" svg:viewBox="0 0 9551 1109">
          <text:p/>
        </draw:connector>
        <draw:frame draw:style-name="gr26" draw:text-style-name="P51" draw:layer="layout" svg:width="19.002cm" svg:height="2.139cm" svg:x="2.868cm" svg:y="3.618cm">
          <draw:text-box>
            <text:p text:style-name="P50"><text:span text:style-name="T28">Each </text:span><text:span text:style-name="T28">set only </text:span><text:span text:style-name="T28">has 1 </text:span><text:span text:style-name="T28">line in </text:span><text:span text:style-name="T28">cache</text:span></text:p>
            <text:p text:style-name="P50"><text:span text:style-name="T28">Each </text:span><text:span text:style-name="T28">line has </text:span><text:span text:style-name="T28">L data </text:span><text:span text:style-name="T28">words</text:span></text:p>
          </draw:text-box>
        </draw:frame>
        <draw:frame draw:style-name="gr27" draw:text-style-name="P52" draw:layer="layout" svg:width="5.252cm" svg:height="1.196cm" svg:x="19.421cm" svg:y="2.137cm">
          <draw:text-box>
            <text:p><text:span text:style-name="T28">1-way </text:span><text:span text:style-name="T28">cach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y Associative Cache&#10;(single set, multiple lines)" draw:style-name="dp1" draw:master-page-name="Title_20__2b__20_Content" presentation:presentation-page-layout-name="AL2T11">
        <office:forms form:automatic-focus="false" form:apply-design-mode="false"/>
        <draw:connector draw:style-name="gr23" draw:text-style-name="P26" draw:layer="layout" svg:x1="4.168cm" svg:y1="6.485cm" svg:x2="18.227cm" svg:y2="9.029cm" draw:start-shape="id13" draw:start-glue-point="2" draw:end-shape="id14" draw:end-glue-point="3" svg:d="M4168 6485v2544h14059" svg:viewBox="0 0 14060 2545">
          <text:p/>
        </draw:connector>
        <draw:frame draw:name="Title 1" presentation:style-name="pr10" draw:text-style-name="P11" draw:layer="layout" svg:width="12.159cm" svg:height="2.411cm" svg:x="11.176cm" svg:y="0.637cm" presentation:class="title" presentation:user-transformed="true">
          <draw:text-box>
            <text:p text:style-name="P10"><text:span text:style-name="T29">Fully </text:span><text:span text:style-name="T29">Asso</text:span><text:span text:style-name="T29">ciati</text:span><text:span text:style-name="T29">ve </text:span><text:span text:style-name="T29">Cach</text:span><text:span text:style-name="T29">e</text:span><text:span text:style-name="T29"><text:line-break/></text:span><text:span text:style-name="T4">(sing</text:span><text:span text:style-name="T4">le </text:span><text:span text:style-name="T4">set, </text:span><text:span text:style-name="T4">multi</text:span><text:span text:style-name="T4">ple </text:span><text:span text:style-name="T4">lines</text:span><text:span text:style-name="T4">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20" xml:id="id18" draw:id="id18" draw:layer="layout" svg:width="3.147cm" svg:height="0.822cm" svg:x="5.922cm" svg:y="5.663cm">
          <text:p text:style-name="P19"><text:span text:style-name="T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20" xml:id="id13" draw:id="id13" draw:layer="layout" svg:width="3.553cm" svg:height="0.822cm" svg:x="2.392cm" svg:y="5.663cm">
          <text:p text:style-name="P19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20" xml:id="id22" draw:id="id22" draw:layer="layout" svg:width="2.068cm" svg:height="1.466cm" svg:x="11.097cm" svg:y="5.21cm">
          <text:p text:style-name="P19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" draw:text-style-name="P20" xml:id="id24" draw:id="id24" draw:layer="layout" svg:width="2.887cm" svg:height="1.466cm" svg:x="13.167cm" svg:y="5.21cm">
          <text:p text:style-name="P19"><text:span text:style-name="T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" draw:text-style-name="P20" xml:id="id16" draw:id="id16" draw:layer="layout" svg:width="2.068cm" svg:height="1.466cm" svg:x="4.064cm" svg:y="11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29" draw:text-style-name="P48" xml:id="id20" draw:id="id20" draw:layer="layout" svg:width="5.447cm" svg:height="1.026cm" draw:transform="rotate (-3.14159265358979) translate (18.942cm 14.786cm)">
          <draw:glue-point draw:id="4" svg:x="-2.926cm" svg:y="-5cm"/>
          <draw:glue-point draw:id="5" svg:x="3.135cm" svg:y="-5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0" draw:text-style-name="P28" xml:id="id15" draw:id="id15" draw:layer="layout" svg:width="2.146cm" svg:height="2.219cm" svg:x="11.072cm" svg:y="7.92cm">
          <text:p text:style-name="P19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24" xml:id="id17" draw:id="id17" draw:layer="layout" svg:width="3.602cm" svg:height="1.013cm" svg:x="0.996cm" svg:y="14.451cm">
          <text:p text:style-name="P23"><text:span text:style-name="T10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24" draw:layer="layout" svg:width="5.223cm" svg:height="1.013cm" svg:x="1.875cm" svg:y="3.536cm">
          <text:p text:style-name="P23"><text:span text:style-name="T10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" draw:text-style-name="P20" xml:id="id23" draw:id="id23" draw:layer="layout" svg:width="2.068cm" svg:height="1.466cm" svg:x="18.257cm" svg:y="5.204cm">
          <text:p text:style-name="P19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20" xml:id="id25" draw:id="id25" draw:layer="layout" svg:width="2.887cm" svg:height="1.466cm" svg:x="20.327cm" svg:y="5.204cm">
          <text:p text:style-name="P19"><text:span text:style-name="T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24" draw:layer="layout" svg:width="1.138cm" svg:height="1.013cm" svg:x="16.754cm" svg:y="5.424cm">
          <text:p text:style-name="P23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3" draw:text-style-name="P20" xml:id="id14" draw:id="id14" draw:layer="layout" svg:width="2.146cm" svg:height="2.219cm" svg:x="18.227cm" svg:y="7.92cm">
          <text:p text:style-name="P19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53" draw:style-name="gr29" draw:text-style-name="P48" xml:id="id19" draw:id="id19" draw:layer="layout" svg:width="3.268cm" svg:height="1.026cm" draw:transform="rotate (-3.14159265358979) translate (17.855cm 16.744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TextBox 71" draw:style-name="gr4" draw:text-style-name="P24" draw:layer="layout" svg:width="2.861cm" svg:height="1.013cm" svg:x="3.302cm" svg:y="9.957cm">
          <text:p text:style-name="P23"><text:span text:style-name="T10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" draw:text-style-name="P24" xml:id="id21" draw:id="id21" draw:layer="layout" svg:width="3.39cm" svg:height="1.013cm" svg:x="21.792cm" svg:y="16.851cm">
          <text:p text:style-name="P23"><text:span text:style-name="T1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3" draw:text-style-name="P26" draw:layer="layout" svg:x1="4.168cm" svg:y1="6.485cm" svg:x2="11.072cm" svg:y2="9.029cm" draw:start-shape="id13" draw:start-glue-point="2" draw:end-shape="id15" draw:end-glue-point="3" svg:d="M4168 6485v2544h6904" svg:viewBox="0 0 6905 2545">
          <text:p/>
        </draw:connector>
        <draw:connector draw:style-name="gr23" draw:text-style-name="P26" draw:layer="layout" svg:x1="12.145cm" svg:y1="10.139cm" svg:x2="5.098cm" svg:y2="11.708cm" draw:start-shape="id15" draw:start-glue-point="2" draw:end-shape="id16" draw:end-glue-point="0" svg:d="M12145 10139v817h-7047v752" svg:viewBox="0 0 7048 1570">
          <text:p/>
        </draw:connector>
        <draw:connector draw:style-name="gr23" draw:text-style-name="P26" draw:layer="layout" svg:x1="19.3cm" svg:y1="10.139cm" svg:x2="6.132cm" svg:y2="12.441cm" draw:start-shape="id14" draw:start-glue-point="2" draw:end-shape="id16" draw:end-glue-point="1" svg:d="M19300 10139v2302h-13168" svg:viewBox="0 0 13169 2303">
          <text:p/>
        </draw:connector>
        <draw:connector draw:style-name="gr23" draw:text-style-name="P26" draw:layer="layout" svg:x1="4.064cm" svg:y1="12.441cm" svg:x2="2.797cm" svg:y2="14.451cm" draw:start-shape="id16" draw:start-glue-point="3" draw:end-shape="id17" draw:end-glue-point="0" svg:d="M4064 12441h-1267v2010" svg:viewBox="0 0 1268 2011">
          <text:p/>
        </draw:connector>
        <draw:connector draw:style-name="gr23" draw:text-style-name="P26" draw:layer="layout" svg:x1="7.495cm" svg:y1="6.485cm" svg:x2="14.587cm" svg:y2="16.231cm" draw:start-shape="id18" draw:start-glue-point="2" draw:end-shape="id19" draw:end-glue-point="1" svg:d="M7495 6485v9746h7092" svg:viewBox="0 0 7093 9747">
          <text:p/>
        </draw:connector>
        <draw:connector draw:style-name="gr23" draw:text-style-name="P26" draw:layer="layout" svg:x1="16.219cm" svg:y1="14.786cm" svg:x2="16.221cm" svg:y2="15.718cm" draw:start-shape="id20" draw:start-glue-point="0" draw:end-shape="id19" draw:end-glue-point="2" svg:d="M16219 14786v498h2v434" svg:viewBox="0 0 3 933">
          <text:p/>
        </draw:connector>
        <draw:connector draw:style-name="gr23" draw:text-style-name="P26" draw:layer="layout" svg:x1="16.221cm" svg:y1="16.744cm" svg:x2="21.792cm" svg:y2="17.357cm" draw:start-shape="id19" draw:start-glue-point="0" draw:end-shape="id21" draw:end-glue-point="3" svg:d="M16221 16744v613h5571" svg:viewBox="0 0 5572 614">
          <text:p/>
        </draw:connector>
        <draw:connector draw:style-name="gr23" draw:text-style-name="P26" draw:layer="layout" svg:x1="5.098cm" svg:y1="13.174cm" svg:x2="13.495cm" svg:y2="14.273cm" draw:start-shape="id16" draw:start-glue-point="2" draw:end-shape="id20" svg:d="M5098 13174v1099h8397" svg:viewBox="0 0 8398 1100">
          <text:p/>
        </draw:connector>
        <draw:connector draw:style-name="gr23" draw:text-style-name="P26" draw:layer="layout" svg:x1="12.131cm" svg:y1="6.676cm" svg:x2="12.145cm" svg:y2="7.92cm" draw:start-shape="id22" draw:start-glue-point="2" draw:end-shape="id15" draw:end-glue-point="0" svg:d="M12131 6676v654h14v590" svg:viewBox="0 0 15 1245">
          <text:p/>
        </draw:connector>
        <draw:connector draw:style-name="gr23" draw:text-style-name="P26" draw:layer="layout" svg:x1="19.291cm" svg:y1="6.67cm" svg:x2="19.3cm" svg:y2="7.92cm" draw:start-shape="id23" draw:start-glue-point="2" draw:end-shape="id14" draw:end-glue-point="0" svg:d="M19291 6670v657h9v593" svg:viewBox="0 0 10 1251">
          <text:p/>
        </draw:connector>
        <draw:connector draw:style-name="gr31" draw:text-style-name="P26" draw:layer="layout" svg:x1="14.61cm" svg:y1="6.676cm" svg:x2="14.625cm" svg:y2="13.76cm" draw:start-shape="id24" draw:start-glue-point="2" draw:end-shape="id20" draw:end-glue-point="4" svg:d="M14610 6676v3574h15v3510" svg:viewBox="0 0 16 7085">
          <text:p/>
        </draw:connector>
        <draw:connector draw:style-name="gr31" draw:text-style-name="P26" draw:layer="layout" draw:line-skew="2.707cm" svg:x1="21.77cm" svg:y1="6.67cm" svg:x2="17.925cm" svg:y2="13.76cm" draw:start-shape="id25" draw:start-glue-point="2" draw:end-shape="id20" draw:end-glue-point="5" svg:d="M21770 6670v6284h-3845v806" svg:viewBox="0 0 3846 7091">
          <text:p/>
        </draw:connector>
        <draw:frame draw:style-name="gr10" draw:text-style-name="P36" draw:layer="layout" svg:width="4.304cm" svg:height="0.962cm" svg:x="16.382cm" svg:y="14.786cm">
          <draw:text-box>
            <text:p>Selected line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Way Set Associative Cache&#10;(each set has k lines in cache)" draw:style-name="dp1" draw:master-page-name="Title_20__2b__20_Content" presentation:presentation-page-layout-name="AL2T11">
        <office:forms form:automatic-focus="false" form:apply-design-mode="false"/>
        <draw:custom-shape draw:style-name="gr32" draw:text-style-name="P26" xml:id="id40" draw:id="id40" draw:layer="layout" svg:width="0.706cm" svg:height="0.705cm" svg:x="13.56cm" svg:y="7.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xml:id="id37" draw:id="id37" draw:layer="layout" svg:width="0.706cm" svg:height="0.705cm" svg:x="16.66cm" svg:y="7.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xml:id="id36" draw:id="id36" draw:layer="layout" svg:width="0.706cm" svg:height="0.705cm" svg:x="19.86cm" svg:y="7.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xml:id="id39" draw:id="id39" draw:layer="layout" svg:width="0.706cm" svg:height="0.705cm" svg:x="22.26cm" svg:y="7.73cm">
          <text:p/>
          <draw:enhanced-geometry svg:viewBox="0 0 21600 21600" draw:type="rectangle" draw:enhanced-path="M 0 0 L 21600 0 21600 21600 0 21600 0 0 Z N"/>
        </draw:custom-shape>
        <draw:custom-shape draw:name="Rectangle 57" draw:style-name="gr33" draw:text-style-name="P18" draw:layer="layout" svg:width="13.783cm" svg:height="12.127cm" svg:x="11.223cm" svg:y="3.704cm">
          <draw:glue-point draw:id="4" svg:x="-1.079cm" svg:y="-1.19cm"/>
          <draw:glue-point draw:id="5" svg:x="3.507cm" svg:y="-1.19cm"/>
          <draw:glue-point draw:id="6" svg:x="-3.391cm" svg:y="-0.561cm"/>
          <draw:glue-point draw:id="7" svg:x="1.708cm" svg:y="-0.561cm"/>
          <draw:glue-point draw:id="8" svg:x="3.706cm" svg:y="-0.561cm"/>
          <draw:glue-point draw:id="9" svg:x="-1.107cm" svg:y="-0.561cm"/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" draw:text-style-name="P20" draw:layer="layout" svg:width="0.879cm" svg:height="0.811cm" svg:x="19.596cm" svg:y="11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" draw:text-style-name="P20" draw:layer="layout" svg:width="0.754cm" svg:height="0.852cm" svg:x="22.792cm" svg:y="11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33" draw:id="id33" draw:layer="layout" svg:width="11.228cm" svg:height="4.538cm" svg:x="12.616cm" svg:y="3.89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23"><text:span text:style-name="T25">Tag k-1</text:span></text:p>
              </table:table-cell>
              <table:table-cell>
                <text:p text:style-name="P23"><text:span text:style-name="T25">Line k-1</text:span></text:p>
              </table:table-cell>
              <table:table-cell>
                <text:p text:style-name="P23"><text:span text:style-name="T25">…</text:span></text:p>
              </table:table-cell>
              <table:table-cell>
                <text:p text:style-name="P23"><text:span text:style-name="T25">Tag 0</text:span></text:p>
              </table:table-cell>
              <table:table-cell>
                <text:p text:style-name="P23"><text:span text:style-name="T25">Line 0</text:span></text:p>
              </table:table-cell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itle 1" presentation:style-name="pr10" draw:text-style-name="P11" draw:layer="layout" svg:width="23.332cm" svg:height="2.411cm" svg:x="8.89cm" svg:y="0.762cm" presentation:class="title" presentation:user-transformed="true">
          <draw:text-box>
            <text:p text:style-name="P10"><text:span text:style-name="T29">K-</text:span><text:span text:style-name="T29">Way </text:span><text:span text:style-name="T29">Set </text:span><text:span text:style-name="T29">Asso</text:span><text:span text:style-name="T29">ciati</text:span><text:span text:style-name="T29">ve </text:span><text:span text:style-name="T29">Cach</text:span><text:span text:style-name="T29">e</text:span><text:span text:style-name="T29"><text:line-break/></text:span><text:span text:style-name="T4">(eac</text:span><text:span text:style-name="T4">h set </text:span><text:span text:style-name="T4">has </text:span><text:span text:style-name="T4">k </text:span><text:span text:style-name="T4">lines </text:span><text:span text:style-name="T4">in </text:span><text:span text:style-name="T4">cach</text:span><text:span text:style-name="T4">e)</text:span></text:p>
          </draw:text-box>
        </draw:frame>
        <draw:frame draw:name="Date Placeholder 3" presentation:style-name="pr7" draw:text-style-name="P4" draw:layer="layout" svg:width="5.131cm" svg:height="0.851cm" svg:x="2.065cm" svg:y="17.9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918cm" presentation:class="footer" presentation:user-transformed="true">
          <draw:text-box>
            <text:p text:style-name="P5"><text:span text:style-name="T2">EC/SEC: DEEC/</text:span><text:span text:style-name="T2">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9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20" xml:id="id26" draw:id="id26" draw:layer="layout" svg:width="3.147cm" svg:height="0.822cm" svg:x="0.508cm" svg:y="4.672cm">
          <text:p text:style-name="P19"><text:span text:style-name="T7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0" xml:id="id32" draw:id="id32" draw:layer="layout" svg:width="3.72cm" svg:height="0.822cm" svg:x="3.655cm" svg:y="4.701cm">
          <text:p text:style-name="P19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20" xml:id="id30" draw:id="id30" draw:layer="layout" svg:width="3.553cm" svg:height="0.822cm" svg:x="7.377cm" svg:y="4.663cm">
          <text:p text:style-name="P19"><text:span text:style-name="T7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34" draw:text-style-name="P48" xml:id="id38" draw:id="id38" draw:layer="layout" svg:width="5.562cm" svg:height="1.286cm" draw:transform="rotate (-3.14159265358979) translate (24.76cm 12.347cm)">
          <draw:glue-point draw:id="4" svg:x="-2.443cm" svg:y="-4.994cm"/>
          <draw:glue-point draw:id="5" svg:x="2.58cm" svg:y="-4.646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20" xml:id="id27" draw:id="id27" draw:layer="layout" svg:width="2.014cm" svg:height="1.967cm" svg:x="12.2cm" svg:y="10.174cm">
          <text:p text:style-name="P19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49" draw:layer="layout" svg:width="3.598cm" svg:height="1.013cm" svg:x="14.667cm" svg:y="16.834cm">
          <text:p text:style-name="P23"><text:span text:style-name="T10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49" xml:id="id35" draw:id="id35" draw:layer="layout" svg:width="3.517cm" svg:height="1.013cm" svg:x="20.486cm" svg:y="16.821cm">
          <text:p text:style-name="P23"><text:span text:style-name="T1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24" draw:layer="layout" svg:width="5.223cm" svg:height="1.013cm" svg:x="-0.19cm" svg:y="3.688cm">
          <text:p text:style-name="P23"><text:span text:style-name="T10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5" draw:text-style-name="P20" xml:id="id28" draw:id="id28" draw:layer="layout" svg:width="3.117cm" svg:height="0.924cm" svg:x="14.586cm" svg:y="14.289cm">
          <text:p text:style-name="P40">Encoder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3" draw:style-name="gr3" draw:text-style-name="P20" xml:id="id29" draw:id="id29" draw:layer="layout" svg:width="2.014cm" svg:height="1.967cm" svg:x="15.125cm" svg:y="10.173cm">
          <text:p text:style-name="P19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63" draw:style-name="gr36" draw:text-style-name="P48" xml:id="id31" draw:id="id31" draw:layer="layout" svg:width="4.456cm" svg:height="1.474cm" draw:transform="rotate (-3.14159265358979) translate (24.185cm 13.821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onnector draw:style-name="gr37" draw:text-style-name="P26" draw:layer="layout" svg:x1="2.081cm" svg:y1="5.494cm" svg:x2="12.2cm" svg:y2="11.157cm" draw:start-shape="id26" draw:start-glue-point="2" draw:end-shape="id27" draw:end-glue-point="3" svg:d="M2081 5494v5663h10119" svg:viewBox="0 0 10120 5664">
          <text:p/>
        </draw:connector>
        <draw:connector draw:style-name="gr37" draw:text-style-name="P26" draw:layer="layout" svg:x1="13.207cm" svg:y1="12.141cm" svg:x2="14.586cm" svg:y2="14.751cm" draw:start-shape="id27" draw:start-glue-point="2" draw:end-shape="id28" draw:end-glue-point="3" svg:d="M13207 12141v2610h1379" svg:viewBox="0 0 1380 2611">
          <text:p/>
        </draw:connector>
        <draw:connector draw:style-name="gr37" draw:text-style-name="P26" draw:layer="layout" svg:x1="16.132cm" svg:y1="12.14cm" svg:x2="16.144cm" svg:y2="14.289cm" draw:start-shape="id29" draw:start-glue-point="2" draw:end-shape="id28" draw:end-glue-point="0" svg:d="M16132 12140v1107h12v1042" svg:viewBox="0 0 13 2150">
          <text:p/>
        </draw:connector>
        <draw:connector draw:style-name="gr37" draw:text-style-name="P26" draw:layer="layout" svg:x1="9.153cm" svg:y1="5.485cm" svg:x2="19.729cm" svg:y2="13.084cm" draw:start-shape="id30" draw:start-glue-point="2" draw:end-shape="id31" draw:end-glue-point="1" svg:d="M9153 5485v7599h10576" svg:viewBox="0 0 10577 7600">
          <text:p/>
        </draw:connector>
        <draw:connector draw:style-name="gr37" draw:text-style-name="P26" draw:layer="layout" svg:x1="5.515cm" svg:y1="5.523cm" svg:x2="12.616cm" svg:y2="6.166cm" draw:start-shape="id32" draw:start-glue-point="2" draw:end-shape="id33" draw:end-glue-point="3" svg:d="M5515 5523v643h7101" svg:viewBox="0 0 7102 644">
          <text:p/>
        </draw:connector>
        <draw:connector draw:style-name="gr37" draw:text-style-name="P26" draw:layer="layout" svg:x1="16.144cm" svg:y1="15.213cm" svg:x2="16.166cm" svg:y2="16.834cm" draw:start-shape="id28" draw:start-glue-point="2" svg:d="M16144 15213v1099h22v522" svg:viewBox="0 0 23 1622">
          <text:p/>
        </draw:connector>
        <draw:frame draw:style-name="gr38" draw:text-style-name="P36" draw:layer="layout" svg:width="3.635cm" svg:height="0.962cm" svg:x="20.029cm" svg:y="11.094cm">
          <draw:text-box>
            <text:p>Line Select</text:p>
          </draw:text-box>
        </draw:frame>
        <draw:frame draw:style-name="gr39" draw:text-style-name="P36" xml:id="id34" draw:id="id34" draw:layer="layout" svg:width="3.944cm" svg:height="0.962cm" svg:x="20.285cm" svg:y="12.872cm">
          <draw:text-box>
            <text:p>Word Select</text:p>
          </draw:text-box>
        </draw:frame>
        <draw:connector draw:style-name="gr37" draw:text-style-name="P26" draw:layer="layout" svg:x1="22.257cm" svg:y1="13.834cm" svg:x2="22.244cm" svg:y2="16.821cm" draw:start-shape="id34" draw:start-glue-point="2" draw:end-shape="id35" draw:end-glue-point="0" svg:d="M22257 13834v1493h-13v1494" svg:viewBox="0 0 14 2988">
          <text:p/>
        </draw:connector>
        <draw:connector draw:style-name="gr7" draw:text-style-name="P26" draw:layer="layout" svg:x1="20.213cm" svg:y1="8.435cm" svg:x2="16.132cm" svg:y2="10.173cm" draw:start-shape="id36" draw:start-glue-point="2" draw:end-shape="id29" draw:end-glue-point="0" svg:d="M20213 8435v862h-4081v876" svg:viewBox="0 0 4082 1739">
          <text:p/>
        </draw:connector>
        <draw:connector draw:style-name="gr7" draw:text-style-name="P26" draw:layer="layout" svg:x1="17.013cm" svg:y1="8.435cm" svg:x2="20.621cm" svg:y2="11.062cm" draw:start-shape="id37" draw:start-glue-point="2" draw:end-shape="id38" draw:end-glue-point="4" svg:d="M17013 8435v1306h3608v1321" svg:viewBox="0 0 3609 2628">
          <text:p/>
        </draw:connector>
        <draw:connector draw:style-name="gr7" draw:text-style-name="P26" draw:layer="layout" svg:x1="22.613cm" svg:y1="8.435cm" svg:x2="23.413cm" svg:y2="11.107cm" draw:start-shape="id39" draw:start-glue-point="2" draw:end-shape="id38" draw:end-glue-point="5" svg:d="M22613 8435v1306h800v1366" svg:viewBox="0 0 801 2673">
          <text:p/>
        </draw:connector>
        <draw:connector draw:style-name="gr7" draw:text-style-name="P26" draw:layer="layout" draw:line-skew="-0.26cm" svg:x1="17.703cm" svg:y1="14.751cm" svg:x2="19.198cm" svg:y2="11.704cm" draw:start-shape="id28" draw:start-glue-point="1" draw:end-shape="id38" draw:end-glue-point="1" svg:d="M17703 14751h487v-3047h1008" svg:viewBox="0 0 1496 3048">
          <text:p/>
        </draw:connector>
        <draw:connector draw:style-name="gr7" draw:text-style-name="P26" draw:layer="layout" svg:x1="14.214cm" svg:y1="11.157cm" svg:x2="15.125cm" svg:y2="11.156cm" draw:start-shape="id27" draw:start-glue-point="1" draw:end-shape="id29" draw:end-glue-point="3" svg:d="M14214 11157h456v-1h455" svg:viewBox="0 0 912 2">
          <text:p/>
        </draw:connector>
        <draw:connector draw:style-name="gr7" draw:text-style-name="P26" draw:layer="layout" svg:x1="13.913cm" svg:y1="8.435cm" svg:x2="13.207cm" svg:y2="10.174cm" draw:start-shape="id40" draw:start-glue-point="2" draw:end-shape="id27" draw:end-glue-point="0" svg:d="M13913 8435v863h-706v876" svg:viewBox="0 0 707 1740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replacement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</text:span><text:span text:style-name="T4">line </text:span><text:span text:style-name="T4">replace</text:span><text:span text:style-name="T4">ment </text:span><text:span text:style-name="T4">pol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2" text:id="id52" text:style-name="P12"><text:span text:style-name="T5">Upon a cache miss, line must be replaced</text:span></text:p>
              </text:list-item>
              <text:list-item>
                <text:p xml:id="id53" text:id="id53" text:style-name="P12"><text:span text:style-name="T5">Directly mapped cache (aka 1-way cache)</text:span></text:p>
              </text:list-item>
            </text:list>
            <text:list text:style-name="L6">
              <text:list-item>
                <text:list>
                  <text:list-item>
                    <text:p xml:id="id54" text:id="id54" text:style-name="P53"><text:span text:style-name="T30">Only one line to choose – no choice</text:span></text:p>
                  </text:list-item>
                </text:list>
              </text:list-item>
              <text:list-item>
                <text:p xml:id="id55" text:id="id55" text:style-name="P12"><text:span text:style-name="T5">K-way cache replacement policy</text:span></text:p>
                <text:list>
                  <text:list-item>
                    <text:p xml:id="id56" text:id="id56" text:style-name="P53"><text:span text:style-name="T30">Random replace (RR): needs random counter – easy </text:span></text:p>
                  </text:list-item>
                  <text:list-item>
                    <text:p xml:id="id57" text:id="id57" text:style-name="P53"><text:span text:style-name="T30">Least recently used (LRU): needs usage record – difficult</text:span></text:p>
                  </text:list-item>
                  <text:list-item>
                    <text:p xml:id="id58" text:id="id58" text:style-name="P53"><text:span text:style-name="T30">Pseudo LRU: needs 1 bit for the last used, replace adjacent – easy </text:span></text:p>
                  </text:list-item>
                  <text:list-item>
                    <text:p xml:id="id59" text:id="id59" text:style-name="P53"><text:span text:style-name="T30">Most recently used (MRU): needs 1 bit for the last used – easy </text:span></text:p>
                  </text:list-item>
                  <text:list-item>
                    <text:p xml:id="id60" text:id="id60" text:style-name="P53"><text:span text:style-name="T30">Least Frequently Used: needs frequency counter – difficult </text:span></text:p>
                  </text:list-item>
                  <text:list-item>
                    <text:p xml:id="id61" text:id="id61" text:style-name="P53"><text:span text:style-name="T30">…</text:span><text:span text:style-name="T30">. 17 policies listed in Wikipedia…</text:span></text:p>
                  </text:list-item>
                </text:list>
              </text:list-item>
            </text:list>
            <text:p text:style-name="P54"><text:span text:style-name="T30"/></text:p>
            <text:p text:style-name="P54"><text:span text:style-name="T3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3.526cm" presentation:class="title" presentation:user-transformed="true">
          <draw:text-box>
            <text:p text:style-name="P10"><text:span text:style-name="T4">Cache </text:span><text:span text:style-name="T4">write </text:span><text:span text:style-name="T4">policy</text:span></text:p>
          </draw:text-box>
        </draw:frame>
        <draw:frame draw:name="Content Placeholder 2" presentation:style-name="pr6" draw:text-style-name="P13" draw:layer="layout" svg:width="21.264cm" svg:height="10.237cm" svg:x="2.065cm" svg:y="6.379cm" presentation:class="outline" presentation:user-transformed="true">
          <draw:text-box>
            <text:list text:style-name="L3">
              <text:list-item>
                <text:p xml:id="id62" text:id="id62" text:style-name="P12"><text:span text:style-name="T5">Write-through</text:span></text:p>
              </text:list-item>
            </text:list>
            <text:list text:style-name="L6">
              <text:list-item>
                <text:list>
                  <text:list-item>
                    <text:p xml:id="id63" text:id="id63" text:style-name="P53"><text:span text:style-name="T30">data word (not block) is written to cache and main memory in case of a hit (miss case analyzed separately)</text:span></text:p>
                  </text:list-item>
                </text:list>
              </text:list-item>
              <text:list-item>
                <text:p xml:id="id64" text:id="id64" text:style-name="P12"><text:span text:style-name="T5">Write-back</text:span></text:p>
                <text:list>
                  <text:list-item>
                    <text:p xml:id="id65" text:id="id65" text:style-name="P53"><text:span text:style-name="T30">Data is written to cache only in case of a hit (miss case analyzed <text:s/>separately)</text:span></text:p>
                  </text:list-item>
                  <text:list-item>
                    <text:p xml:id="id66" text:id="id66" text:style-name="P53"><text:span text:style-name="T30">Data is written to memory only when line is replaced</text:span></text:p>
                  </text:list-item>
                  <text:list-item>
                    <text:p xml:id="id67" text:id="id67" text:style-name="P53"><text:span text:style-name="T30">Performance improvement with Dirty bi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68" text:id="id68" text:style-name="P55"><text:span text:style-name="T28">Dirty bit is set when line is modified</text:span></text:p>
                      </text:list-item>
                      <text:list-item>
                        <text:p xml:id="id69" text:id="id69" text:style-name="P55"><text:span text:style-name="T28">Upon replacement, data is saved in memory only if Dirty bit is set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30"/></text:p>
            <text:p text:style-name="P54"><text:span text:style-name="T3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 through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te </text:span><text:span text:style-name="T4">throug</text:span><text:span text:style-name="T4">h </text:span><text:span text:style-name="T4">hardwa</text:span><text:span text:style-name="T4">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20" xml:id="id41" draw:id="id41" draw:layer="layout" svg:width="5.672cm" svg:height="4.399cm" svg:x="1.792cm" svg:y="9.943cm">
          <text:p text:style-name="P19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20" xml:id="id43" draw:id="id43" draw:layer="layout" svg:width="5.672cm" svg:height="4.399cm" svg:x="18.919cm" svg:y="9.937cm">
          <text:p text:style-name="P19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xml:id="id42" draw:id="id42" draw:layer="layout" svg:width="5.672cm" svg:height="4.399cm" svg:x="10.389cm" svg:y="6.603cm">
          <text:p text:style-name="P19"><text:span text:style-name="T7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28" xml:id="id44" draw:id="id44" draw:layer="layout" svg:width="5.38cm" svg:height="2.265cm" svg:x="10.716cm" svg:y="14.486cm">
          <text:p text:style-name="P19"><text:span text:style-name="T7">Write-Through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26" draw:layer="layout" svg:x1="7.464cm" svg:y1="12.142cm" svg:x2="10.389cm" svg:y2="8.802cm" draw:start-shape="id41" draw:start-glue-point="1" draw:end-shape="id42" draw:end-glue-point="3" svg:d="M7464 12142h1463v-3340h1462" svg:viewBox="0 0 2926 3341">
          <text:p/>
        </draw:connector>
        <draw:connector draw:style-name="gr41" draw:text-style-name="P26" draw:layer="layout" svg:x1="16.061cm" svg:y1="8.802cm" svg:x2="21.755cm" svg:y2="9.937cm" draw:start-shape="id42" draw:start-glue-point="1" draw:end-shape="id43" draw:end-glue-point="0" svg:d="M16061 8802h5694v1135" svg:viewBox="0 0 5695 1136">
          <text:p/>
        </draw:connector>
        <draw:connector draw:style-name="gr7" draw:text-style-name="P26" draw:layer="layout" svg:x1="16.096cm" svg:y1="15.618cm" svg:x2="21.755cm" svg:y2="14.336cm" draw:start-shape="id44" draw:start-glue-point="1" draw:end-shape="id43" draw:end-glue-point="2" svg:d="M16096 15618h5659v-1282" svg:viewBox="0 0 5660 1283">
          <text:p/>
        </draw:connector>
        <draw:connector draw:style-name="gr7" draw:text-style-name="P26" draw:layer="layout" draw:line-skew="-0.16cm" svg:x1="7.464cm" svg:y1="12.142cm" svg:x2="10.716cm" svg:y2="15.618cm" draw:start-shape="id41" draw:start-glue-point="1" draw:end-shape="id44" draw:end-glue-point="3" svg:d="M7464 12142h1466v3476h1786" svg:viewBox="0 0 3253 3477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-through buffer overflo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6.43cm" svg:y="1.027cm" presentation:class="title" presentation:user-transformed="true">
          <draw:text-box>
            <text:p text:style-name="P10"><text:span text:style-name="T4">Write-</text:span><text:span text:style-name="T4">throug</text:span><text:span text:style-name="T4">h </text:span><text:span text:style-name="T4">buffer </text:span><text:span text:style-name="T4">overflo</text:span><text:span text:style-name="T4">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20" xml:id="id47" draw:id="id47" draw:layer="layout" svg:width="2.969cm" svg:height="2.661cm" svg:x="1.122cm" svg:y="5.685cm">
          <text:p text:style-name="P19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20" xml:id="id46" draw:id="id46" draw:layer="layout" svg:width="5.672cm" svg:height="4.399cm" svg:x="19.158cm" svg:y="4.731cm">
          <text:p text:style-name="P19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xml:id="id48" draw:id="id48" draw:layer="layout" svg:width="3.661cm" svg:height="2.204cm" svg:x="7.539cm" svg:y="5.896cm">
          <text:p text:style-name="P19"><text:span text:style-name="T7">Cache 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0" xml:id="id49" draw:id="id49" draw:layer="layout" svg:width="4.781cm" svg:height="2.945cm" svg:x="9.093cm" svg:y="10.465cm">
          <text:p text:style-name="P19"><text:span text:style-name="T7">Write-through buffer (FIF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20" xml:id="id45" draw:id="id45" draw:layer="layout" svg:width="4.1cm" svg:height="4.318cm" svg:x="13.316cm" svg:y="4.812cm">
          <text:p text:style-name="P19"><text:span text:style-name="T7">Cache 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5" draw:text-style-name="P24" draw:layer="layout" svg:width="6.849cm" svg:height="4.823cm" svg:x="0.17cm" svg:y="10.479cm">
          <text:p text:style-name="P23"><text:span text:style-name="T13">Problem</text:span><text:span text:style-name="T10">: If write frequency greater than word write time to memory than WTB becomes full </text:span></text:p>
          <text:p text:style-name="P2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" draw:text-style-name="P24" draw:layer="layout" svg:width="8.419cm" svg:height="3.297cm" svg:x="16.494cm" svg:y="11.259cm">
          <text:p text:style-name="P23"><text:span text:style-name="T10">Solution</text:span><text:span text:style-name="T10">: use 2 cache levels, as writing to L2 cache is faster than writing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" draw:text-style-name="P35" draw:layer="layout" svg:x1="17.416cm" svg:y1="6.971cm" svg:x2="19.158cm" svg:y2="6.93cm" draw:start-shape="id45" draw:start-glue-point="1" draw:end-shape="id46" draw:end-glue-point="3" svg:d="M17416 6971h871v-41h871" svg:viewBox="0 0 1743 42">
          <text:p/>
        </draw:connector>
        <draw:connector draw:style-name="gr43" draw:text-style-name="P26" draw:layer="layout" svg:x1="4.091cm" svg:y1="7.015cm" svg:x2="7.539cm" svg:y2="6.998cm" draw:start-shape="id47" draw:start-glue-point="1" draw:end-shape="id48" draw:end-glue-point="3" svg:d="M4091 7015h1723v-17h1725" svg:viewBox="0 0 3449 18">
          <text:p/>
        </draw:connector>
        <draw:connector draw:style-name="gr7" draw:text-style-name="P26" draw:layer="layout" svg:x1="11.2cm" svg:y1="6.998cm" svg:x2="13.316cm" svg:y2="6.971cm" draw:start-shape="id48" draw:start-glue-point="1" draw:end-shape="id45" draw:end-glue-point="3" svg:d="M11200 6998h1058v-27h1058" svg:viewBox="0 0 2117 28">
          <text:p/>
        </draw:connector>
        <draw:connector draw:style-name="gr7" draw:text-style-name="P26" draw:layer="layout" svg:x1="13.874cm" svg:y1="11.937cm" svg:x2="15.366cm" svg:y2="9.13cm" draw:start-shape="id49" draw:start-glue-point="1" draw:end-shape="id45" svg:d="M13874 11937h1492v-2807" svg:viewBox="0 0 1493 2808">
          <text:p/>
        </draw:connector>
        <draw:connector draw:style-name="gr7" draw:text-style-name="P26" draw:layer="layout" draw:line-skew="-0.76cm" svg:x1="4.091cm" svg:y1="7.015cm" svg:x2="9.093cm" svg:y2="11.937cm" draw:start-shape="id47" draw:start-glue-point="1" draw:end-shape="id49" svg:d="M4091 7015h1740v4922h3262" svg:viewBox="0 0 5003 4923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miss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6.28cm" svg:height="2.411cm" svg:x="7.687cm" svg:y="0.873cm" presentation:class="title" presentation:user-transformed="true">
          <draw:text-box>
            <text:p text:style-name="P10"><text:span text:style-name="T4">Cache </text:span><text:span text:style-name="T4">write </text:span><text:span text:style-name="T4">miss </text:span><text:span text:style-name="T4">policy</text:span></text:p>
          </draw:text-box>
        </draw:frame>
        <draw:frame draw:name="Content Placeholder 2" presentation:style-name="pr6" draw:text-style-name="P13" draw:layer="layout" svg:width="21.264cm" svg:height="10.237cm" svg:x="2.417cm" svg:y="5.059cm" presentation:class="outline" presentation:user-transformed="true">
          <draw:text-box>
            <text:list text:style-name="L3">
              <text:list-item>
                <text:p text:style-name="P12"><text:span text:style-name="T5">What to do when line to write is not in cache</text:span></text:p>
              </text:list-item>
              <text:list-item>
                <text:p text:style-name="P12"><text:span text:style-name="T5">Write Allocate policy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Transfer line to cache (allocate), then write to it</text:span></text:p>
                  </text:list-item>
                </text:list>
              </text:list-item>
              <text:list-item>
                <text:p text:style-name="P12"><text:span text:style-name="T5">Write Not-Allocate</text:span></text:p>
                <text:list>
                  <text:list-item>
                    <text:p text:style-name="P53"><text:span text:style-name="T30">Write to main memory only</text:span></text:p>
                  </text:list-item>
                </text:list>
              </text:list-item>
              <text:list-item>
                <text:p text:style-name="P12"><text:span text:style-name="T5">Usual policy combination</text:span></text:p>
                <text:list>
                  <text:list-item>
                    <text:p text:style-name="P53"><text:span text:style-name="T30">Write-Through + Write Not-Allocate </text:span></text:p>
                  </text:list-item>
                  <text:list-item>
                    <text:p text:style-name="P53"><text:span text:style-name="T30">Write-back + Write Allocate</text:span></text:p>
                  </text:list-item>
                </text:list>
              </text:list-item>
            </text:list>
            <text:p text:style-name="P54"><text:span text:style-name="T3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2-17">12/17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2-17">12/17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</text:span><text:span text:style-name="MT3">k 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2-17">12/17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350</meta:editing-cycles>
    <meta:creation-date>2014-07-21T10:31:21</meta:creation-date>
    <dc:date>2020-12-17T17:23:10.895591123</dc:date>
    <meta:editing-duration>P9DT23H22M33S</meta:editing-duration>
    <meta:generator>LibreOffice/6.0.7.3$Linux_X86_64 LibreOffice_project/00m0$Build-3</meta:generator>
    <meta:document-statistic meta:object-count="287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